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5968" calcext:value-type="float">
            <text:p>46.2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6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0952" calcext:value-type="float">
            <text:p>43.4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8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8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0072" calcext:value-type="float">
            <text:p>44.0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8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7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4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7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